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border="none"/>
    </style:style>
    <style:style style:name="gr2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822cm" fo:min-width="13.84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822cm" fo:min-width="11.29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822cm" fo:min-width="10.80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497cm" fo:min-width="3.74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497cm" fo:min-width="22.08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497cm" fo:min-width="20.12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ff" draw:opacity="49%"/>
    </style:style>
    <style:style style:name="gr9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497cm" fo:min-width="15.02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497cm" fo:min-width="2.84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497cm" fo:min-width="3.30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433cm" fo:min-width="0.47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454cm" fo:min-width="0.38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433cm" fo:min-width="1.05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433cm" fo:min-width="2.07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704cm" fo:min-width="8.93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497cm" fo:min-width="19.4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497cm" fo:min-width="0.9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497cm" fo:min-width="13.55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opacity="49%" draw:textarea-horizontal-align="left" draw:textarea-vertical-align="top" draw:auto-grow-height="true" draw:auto-grow-width="true" fo:min-height="0.497cm" fo:min-width="14.00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 draw:opacity="49%"/>
      <style:paragraph-properties fo:text-align="start" style:writing-mode="lr-tb"/>
      <style:text-properties fo:font-size="20.1000003814697pt" style:font-size-asian="20.1000003814697pt" style:font-size-complex="20.1000003814697pt"/>
    </style:style>
    <style:style style:name="P4" style:family="paragraph">
      <loext:graphic-properties draw:fill="none" draw:opacity="49%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0000ff" draw:opacity="49%"/>
    </style:style>
    <style:style style:name="P6" style:family="paragraph">
      <style:paragraph-properties fo:margin-top="0.6cm" fo:margin-bottom="0cm" fo:text-align="start" style:writing-mode="lr-tb"/>
    </style:style>
    <style:style style:name="P7" style:family="paragraph">
      <loext:graphic-properties draw:fill="none" draw:opacity="49%"/>
      <style:paragraph-properties fo:margin-top="0.6cm" fo:margin-bottom="0cm"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none" draw:opacity="49%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none" draw:opacity="49%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0" style:family="paragraph">
      <loext:graphic-properties draw:fill="none" draw:opacity="49%"/>
      <style:paragraph-properties fo:text-align="start" style:writing-mode="lr-tb"/>
      <style:text-properties fo:font-size="18pt" style:font-size-asian="18pt" style:font-size-complex="18pt"/>
    </style:style>
    <style:style style:name="T1" style:family="text">
      <style:text-properties fo:color="#000000" style:font-name="Calibri1" fo:font-size="20.1000003814697pt" fo:font-weight="bold" style:font-size-asian="20.1000003814697pt" style:font-name-complex="Calibri1" style:font-size-complex="20.1000003814697pt" style:font-weight-complex="bold"/>
    </style:style>
    <style:style style:name="T2" style:family="text">
      <style:text-properties fo:color="#000000" style:font-name="Calibri1" fo:font-size="12pt" style:font-size-asian="12pt" style:font-name-complex="Calibri1" style:font-size-complex="12pt"/>
    </style:style>
    <style:style style:name="T3" style:family="text">
      <style:text-properties fo:color="#0000ff" style:font-name="Calibri1" fo:font-size="12pt" style:font-size-asian="12pt" style:font-name-complex="Calibri1" style:font-size-complex="12pt"/>
    </style:style>
    <style:style style:name="T4" style:family="text">
      <style:text-properties fo:color="#000000" style:font-name="Calibri1" fo:font-size="12pt" fo:font-style="italic" style:font-size-asian="12pt" style:font-name-complex="Calibri1" style:font-size-complex="12pt" style:font-style-complex="italic"/>
    </style:style>
    <style:style style:name="T5" style:family="text">
      <style:text-properties fo:color="#000000" style:font-name="Arial1" fo:font-size="10pt" style:font-size-asian="10pt" style:font-name-complex="Arial1" style:font-size-complex="10pt"/>
    </style:style>
    <style:style style:name="T6" style:family="text">
      <style:text-properties fo:color="#000000" style:font-name="Times New Roman1" fo:font-size="11.1000003814697pt" fo:font-style="italic" style:font-size-asian="11.1000003814697pt" style:font-name-complex="Times New Roman1" style:font-size-complex="11.1000003814697pt" style:font-style-complex="italic"/>
    </style:style>
    <style:style style:name="T7" style:family="text">
      <style:text-properties fo:color="#000000" style:font-name="Calibri1" fo:font-size="11.1000003814697pt" fo:font-style="italic" style:font-size-asian="11.1000003814697pt" style:font-name-complex="Calibri1" style:font-size-complex="11.1000003814697pt" style:font-style-complex="italic"/>
    </style:style>
    <style:style style:name="T8" style:family="text">
      <style:text-properties fo:color="#000000" style:font-name="Times New Roman1" fo:font-size="18pt" fo:font-weight="bold" style:font-size-asian="18pt" style:font-name-complex="Times New Roman1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name" form:apply-filter="true" form:enctype="application/text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ame" form:control-implementation="ooo:com.sun.star.form.component.TextField" xml:id="control1" form:id="control1" form:readonly="true" form:current-value="Фамилия Имя Отчество" form:value="Фамилия Имя Отчество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" form:control-implementation="ooo:com.sun.star.form.component.TextField" xml:id="control2" form:id="control2" form:current-value="11.11.2020" form:value="11.11.20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gr1" draw:text-style-name="P1" draw:layer="controls" svg:width="5.1cm" svg:height="0.8cm" svg:x="4.23cm" svg:y="13.3cm" draw:control="control1"/>
        <draw:frame draw:style-name="gr2" draw:text-style-name="P3" draw:layer="layout" svg:width="13.845cm" svg:height="0.822cm" svg:x="6.207cm" svg:y="2.011cm">
          <draw:text-box>
            <text:p text:style-name="P2"><text:span text:style-name="T1">Образец </text:span><text:span text:style-name="T1">справки с </text:span><text:span text:style-name="T1">места </text:span><text:span text:style-name="T1">работы </text:span></text:p>
          </draw:text-box>
        </draw:frame>
        <draw:frame draw:style-name="gr3" draw:text-style-name="P3" draw:layer="layout" svg:width="11.297cm" svg:height="0.822cm" svg:x="3.002cm" svg:y="3.358cm">
          <draw:text-box>
            <text:p text:style-name="P2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/text:p>
          </draw:text-box>
        </draw:frame>
        <draw:frame draw:style-name="gr4" draw:text-style-name="P3" draw:layer="layout" svg:width="10.805cm" svg:height="0.822cm" svg:x="3.002cm" svg:y="3.951cm">
          <draw:text-box>
            <text:p text:style-name="P2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/text:p>
          </draw:text-box>
        </draw:frame>
        <draw:frame draw:style-name="gr5" draw:text-style-name="P4" draw:layer="layout" svg:width="3.744cm" svg:height="0.497cm" svg:x="10.026cm" svg:y="4.214cm">
          <draw:text-box>
            <text:p text:style-name="P2"><text:span text:style-name="T2">ООО «Примааа» </text:span></text:p>
          </draw:text-box>
        </draw:frame>
        <draw:frame draw:style-name="gr6" draw:text-style-name="P4" draw:layer="layout" svg:width="22.088cm" svg:height="0.497cm" svg:x="3.002cm" svg:y="4.73cm">
          <draw:text-box>
            <text:p text:style-name="P2"><text:span text:style-name="T2"><text:s text:c="37"/></text:span><text:span text:style-name="T2">Адрес: г. Санкт-Петербург, ул. Невская, д.11, оф.111 </text:span></text:p>
          </draw:text-box>
        </draw:frame>
        <draw:frame draw:style-name="gr7" draw:text-style-name="P4" draw:layer="layout" svg:width="20.124cm" svg:height="0.497cm" svg:x="3.002cm" svg:y="5.247cm">
          <draw:text-box>
            <text:p text:style-name="P2"><text:span text:style-name="T2"><text:s text:c="52"/></text:span><text:span text:style-name="T2">Тел.: (812) 111-11-11. Факс: (812) 111-11-11. </text:span></text:p>
          </draw:text-box>
        </draw:frame>
        <draw:polygon draw:style-name="gr8" draw:text-style-name="P5" draw:layer="layout" svg:width="2.663cm" svg:height="0.03cm" svg:x="11.368cm" svg:y="6.202cm" svg:viewBox="0 0 2664 31" draw:points="0,31 2664,31 2664,0 0,0">
          <text:p/>
        </draw:polygon>
        <draw:frame draw:style-name="gr9" draw:text-style-name="P4" draw:layer="layout" svg:width="15.026cm" svg:height="0.497cm" svg:x="3.002cm" svg:y="5.763cm">
          <draw:text-box>
            <text:p text:style-name="P2"><text:span text:style-name="T2"><text:s text:c="74"/></text:span><text:span text:style-name="T2">E-mail: </text:span><text:span text:style-name="T3">11111@mail.ru</text:span><text:span text:style-name="T2"> </text:span></text:p>
          </draw:text-box>
        </draw:frame>
        <draw:frame draw:style-name="gr10" draw:text-style-name="P4" draw:layer="layout" svg:width="0.422cm" svg:height="0.497cm" svg:x="11.746cm" svg:y="6.284cm">
          <draw:text-box>
            <text:p text:style-name="P2"><text:span text:style-name="T2"><text:s/></text:span></text:p>
          </draw:text-box>
        </draw:frame>
        <draw:frame draw:style-name="gr11" draw:text-style-name="P4" draw:layer="layout" svg:width="2.847cm" svg:height="0.497cm" svg:x="3.002cm" svg:y="6.876cm">
          <draw:text-box>
            <text:p text:style-name="P2"><text:span text:style-name="T4">исх. N 18/04 </text:span></text:p>
          </draw:text-box>
        </draw:frame>
        <draw:frame draw:style-name="gr12" draw:text-style-name="P7" draw:layer="layout" svg:width="3.304cm" svg:height="0.497cm" svg:x="3cm" svg:y="7.825cm">
          <draw:text-box>
            <text:p text:style-name="P6"><text:span text:style-name="T4">от <text:s text:c="16"/>г. </text:span></text:p>
          </draw:text-box>
        </draw:frame>
        <draw:frame draw:style-name="gr10" draw:text-style-name="P4" draw:layer="layout" svg:width="0.422cm" svg:height="0.497cm" svg:x="3.002cm" svg:y="8.77cm">
          <draw:text-box>
            <text:p text:style-name="P2"><text:span text:style-name="T2"><text:s/></text:span></text:p>
          </draw:text-box>
        </draw:frame>
        <draw:frame draw:style-name="gr13" draw:text-style-name="P8" draw:layer="layout" svg:width="0.35cm" svg:height="0.395cm" svg:x="3.002cm" svg:y="9.721cm">
          <draw:text-box>
            <text:p text:style-name="P2"><text:span text:style-name="T5"><text:s/></text:span></text:p>
          </draw:text-box>
        </draw:frame>
        <draw:frame draw:style-name="gr14" draw:text-style-name="P9" draw:layer="layout" svg:width="0.485cm" svg:height="0.437cm" svg:x="3.002cm" svg:y="10.534cm">
          <draw:text-box>
            <text:p text:style-name="P2"><text:span text:style-name="T6">По</text:span></text:p>
          </draw:text-box>
        </draw:frame>
        <draw:frame draw:style-name="gr15" draw:text-style-name="P9" draw:layer="layout" svg:width="0.388cm" svg:height="0.458cm" svg:x="3.476cm" svg:y="10.52cm">
          <draw:text-box>
            <text:p text:style-name="P2"><text:span text:style-name="T7"><text:s/></text:span></text:p>
          </draw:text-box>
        </draw:frame>
        <draw:frame draw:style-name="gr16" draw:text-style-name="P9" draw:layer="layout" svg:width="1.056cm" svg:height="0.437cm" svg:x="3.565cm" svg:y="10.534cm">
          <draw:text-box>
            <text:p text:style-name="P2"><text:span text:style-name="T6">месту</text:span></text:p>
          </draw:text-box>
        </draw:frame>
        <draw:frame draw:style-name="gr15" draw:text-style-name="P9" draw:layer="layout" svg:width="0.388cm" svg:height="0.458cm" svg:x="4.611cm" svg:y="10.52cm">
          <draw:text-box>
            <text:p text:style-name="P2"><text:span text:style-name="T7"><text:s/></text:span></text:p>
          </draw:text-box>
        </draw:frame>
        <draw:frame draw:style-name="gr17" draw:text-style-name="P9" draw:layer="layout" svg:width="2.098cm" svg:height="0.437cm" svg:x="4.7cm" svg:y="10.534cm">
          <draw:text-box>
            <text:p text:style-name="P2"><text:span text:style-name="T6">требования </text:span></text:p>
          </draw:text-box>
        </draw:frame>
        <draw:frame draw:style-name="gr15" draw:text-style-name="P9" draw:layer="layout" svg:width="0.388cm" svg:height="0.458cm" svg:x="3.002cm" svg:y="11.401cm">
          <draw:text-box>
            <text:p text:style-name="P2"><text:span text:style-name="T7"><text:s/></text:span></text:p>
          </draw:text-box>
        </draw:frame>
        <draw:frame draw:style-name="gr18" draw:text-style-name="P10" draw:layer="layout" svg:width="8.934cm" svg:height="0.704cm" svg:x="3.002cm" svg:y="12.453cm">
          <draw:text-box>
            <text:p text:style-name="P2"><text:span text:style-name="T8"><text:s text:c="35"/></text:span><text:span text:style-name="T8">СПРАВКА </text:span></text:p>
          </draw:text-box>
        </draw:frame>
        <draw:frame draw:style-name="gr19" draw:text-style-name="P4" draw:layer="layout" svg:width="19.45cm" svg:height="0.993cm" svg:x="3.002cm" svg:y="13.668cm">
          <draw:text-box>
            <text:p text:style-name="P2"><text:span text:style-name="T2">Дана <text:s text:c="41"/>в том, что он <text:s/>работает в ООО «Примааа» <text:s/>в </text:span></text:p>
            <text:p text:style-name="P2"><text:span text:style-name="T2">должности <text:s/>старшего менеджера </text:span></text:p>
          </draw:text-box>
        </draw:frame>
        <draw:frame draw:style-name="gr20" draw:text-style-name="P4" draw:layer="layout" svg:width="0.95cm" svg:height="0.497cm" svg:x="3.002cm" svg:y="16.395cm">
          <draw:text-box>
            <text:p text:style-name="P2"><text:span text:style-name="T2"><text:s text:c="7"/></text:span></text:p>
          </draw:text-box>
        </draw:frame>
        <draw:frame draw:style-name="gr10" draw:text-style-name="P4" draw:layer="layout" svg:width="0.422cm" svg:height="0.497cm" svg:x="3.002cm" svg:y="21.133cm">
          <draw:text-box>
            <text:p text:style-name="P2"><text:span text:style-name="T2"><text:s/></text:span></text:p>
          </draw:text-box>
        </draw:frame>
        <draw:frame draw:style-name="gr21" draw:text-style-name="P4" draw:layer="layout" svg:width="13.557cm" svg:height="0.497cm" svg:x="3cm" svg:y="22.2cm">
          <draw:text-box>
            <text:p text:style-name="P2"><text:span text:style-name="T2"><text:s text:c="2"/></text:span><text:span text:style-name="T2">Генеральный директор <text:s text:c="9"/>_____________ <text:s text:c="7"/>Ф.О. Иванов </text:span></text:p>
          </draw:text-box>
        </draw:frame>
        <draw:frame draw:style-name="gr22" draw:text-style-name="P4" draw:layer="layout" svg:width="14.006cm" svg:height="0.497cm" svg:x="3.002cm" svg:y="23.025cm">
          <draw:text-box>
            <text:p text:style-name="P2"><text:span text:style-name="T2"><text:s text:c="2"/></text:span><text:span text:style-name="T2">Главный бухгалтер <text:s text:c="17"/>_____________ <text:s text:c="8"/>А.А. Петрова </text:span></text:p>
          </draw:text-box>
        </draw:frame>
        <draw:control draw:style-name="gr1" draw:text-style-name="P1" draw:layer="controls" svg:width="2.2cm" svg:height="0.9cm" svg:x="3.6cm" svg:y="7.6cm" draw:control="control2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30T11:18:55.707215872</dc:date>
    <meta:editing-duration>PT10M45S</meta:editing-duration>
    <meta:editing-cycles>3</meta:editing-cycles>
    <meta:generator>LibreOffice/6.4.6.2$Linux_X86_64 LibreOffice_project/40$Build-2</meta:generator>
    <meta:document-statistic meta:object-count="27"/>
  </office:meta>
</office:document-meta>
</file>